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0baa" officeooo:paragraph-rsid="001a0baa"/>
    </style:style>
    <style:style style:name="P2" style:family="paragraph" style:parent-style-name="Standard">
      <style:paragraph-properties fo:text-align="start" style:justify-single-word="false"/>
      <style:text-properties officeooo:rsid="001c8cc7" officeooo:paragraph-rsid="001c8cc7"/>
    </style:style>
    <style:style style:name="P3" style:family="paragraph" style:parent-style-name="Standard">
      <style:paragraph-properties fo:text-align="start" style:justify-single-word="false"/>
      <style:text-properties officeooo:rsid="001d81db" officeooo:paragraph-rsid="001d81db"/>
    </style:style>
    <style:style style:name="P4" style:family="paragraph" style:parent-style-name="Standard">
      <style:paragraph-properties fo:text-align="start" style:justify-single-word="false"/>
      <style:text-properties officeooo:rsid="001e6ac0" officeooo:paragraph-rsid="001e6ac0"/>
    </style:style>
    <style:style style:name="P5" style:family="paragraph" style:parent-style-name="Standard">
      <style:paragraph-properties fo:text-align="start" style:justify-single-word="false"/>
      <style:text-properties officeooo:rsid="002023a9" officeooo:paragraph-rsid="002023a9"/>
    </style:style>
    <style:style style:name="P6" style:family="paragraph" style:parent-style-name="Standard">
      <style:paragraph-properties fo:text-align="start" style:justify-single-word="false"/>
      <style:text-properties officeooo:rsid="002069c7" officeooo:paragraph-rsid="002069c7"/>
    </style:style>
    <style:style style:name="T1" style:family="text">
      <style:text-properties officeooo:rsid="001ab24b"/>
    </style:style>
    <style:style style:name="T2" style:family="text">
      <style:text-properties officeooo:rsid="002069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cting <text:span text:style-name="T1">H</text:span>uman <text:span text:style-name="T1">B</text:span>ody <text:span text:style-name="T1">P</text:span>arts and Building Skeleton Models</text:p>
      <text:p text:style-name="P1"/>
      <text:p text:style-name="P1">using Deep Convolutional Neural Networks</text:p>
      <text:p text:style-name="P1"/>
      <text:p text:style-name="P2">Installation:</text:p>
      <text:p text:style-name="P2">git clone <text:a xlink:type="simple" xlink:href="https://github.com/Iftimie/MaskRCNN_body.git" text:style-name="Internet_20_link" text:visited-style-name="Visited_20_Internet_20_Link">https://github.com/Iftimie/MaskRCNN_body.git</text:a></text:p>
      <text:p text:style-name="P3">cd MaskRCNN_body</text:p>
      <text:p text:style-name="P3">mkdir data/coco</text:p>
      <text:p text:style-name="P3">mkdir data/coco/pretrained_models</text:p>
      <text:p text:style-name="P3">mkdir data/coco/records</text:p>
      <text:p text:style-name="P3">wget http://download.tensorflow.org/models/resnet_v1_50_2016_08_28.tar.gz</text:p>
      <text:p text:style-name="P3">tar -xvzf resnet_v1_50_2016_08_28.tar.gz</text:p>
      <text:p text:style-name="P3">mv resnet_v1_50.ckpt data/pretrained_models/</text:p>
      <text:p text:style-name="P4">cd libs</text:p>
      <text:p text:style-name="P4">make </text:p>
      <text:p text:style-name="P6">cd ..</text:p>
      <text:p text:style-name="P3"/>
      <text:p text:style-name="P3"/>
      <text:p text:style-name="P3"/>
      <text:p text:style-name="P5">Description:</text:p>
      <text:p text:style-name="P5">1. MaskRCNN modified for person detection and body parts segmentation.</text:p>
      <text:p text:style-name="P5"><text:tab/>1.1 Datasets:</text:p>
      <text:p text:style-name="P5"><text:s text:c="5"/><text:tab/>VOC dataset:</text:p>
      <text:p text:style-name="P5">- The script for converting VOC into tfrecords is found in convert_data/convert_VOC_human_body_arts.py</text:p>
      <text:p text:style-name="P5">- <text:span text:style-name="T2">cd convert_data &amp;&amp; bash download_and_convert_data.sh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2:05:07.690684662</meta:creation-date>
    <dc:date>2017-08-24T13:25:21.231013640</dc:date>
    <meta:editing-duration>PT7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71" meta:character-count="693" meta:non-whitespace-character-count="634"/>
  </office:meta>
</office:document-meta>
</file>